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11.608cm"/>
    </style:style>
    <style:style style:name="Table1.B" style:family="table-column">
      <style:table-column-properties style:column-width="2.99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A5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.C5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Heading">
      <style:text-properties fo:font-size="14pt" style:font-size-asian="14pt" style:font-size-complex="14pt"/>
    </style:style>
    <style:style style:name="P2" style:family="paragraph" style:parent-style-name="Table_20_Heading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rial Balance</text:h>
      <text:p text:style-name="P3">Company: <text:placeholder text:placeholder-type="text">&lt;company.name&gt;</text:placeholder></text:p>
      <text:p text:style-name="P3">Currency: <text:placeholder text:placeholder-type="text">&lt;company.currency.name&gt;</text:placeholder></text:p>
      <text:p text:style-name="P3">Date: <text:placeholder text:placeholder-type="text">&lt;formatLang(time.strftime('%Y-%m-%d'), user.language, date=True)&gt;</text:placeholder> at <text:placeholder text:placeholder-type="text">&lt;time.strftime('%H:%M:%S')&gt;</text:placeholder></text:p>
      <text:p text:style-name="P3">From Period: <text:placeholder text:placeholder-type="text">&lt;start_period.name&gt;</text:placeholder></text:p>
      <text:p text:style-name="P3">To Period: <text:placeholder text:placeholder-type="text">&lt;end_period.name&gt;</text:placeholder></text:p>
      <table:table table:name="Table1" table:style-name="Table1">
        <table:table-column table:style-name="Table1.A"/>
        <table:table-column table:style-name="Table1.B" table:number-columns-repeated="2"/>
        <table:table-header-rows>
          <table:table-row>
            <table:table-cell table:style-name="Table1.A1" office:value-type="string">
              <text:p text:style-name="P1">Account</text:p>
            </table:table-cell>
            <table:table-cell table:style-name="Table1.A1" office:value-type="string">
              <text:p text:style-name="P1">Debit</text:p>
            </table:table-cell>
            <table:table-cell table:style-name="Table1.C1" office:value-type="string">
              <text:p text:style-name="P1">Credit</text:p>
            </table:table-cell>
          </table:table-row>
        </table:table-header-rows>
        <table:table-row>
          <table:table-cell table:style-name="Table1.A2" table:number-columns-spanned="3" office:value-type="string">
            <text:p text:style-name="P5"><text:placeholder text:placeholder-type="text">&lt;for each="account in accounts"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"><text:placeholder text:placeholder-type="text">&lt;account.code and account.code + ' ' or ''&gt;</text:placeholder><text:placeholder text:placeholder-type="text">&lt;account.name&gt;</text:placeholder></text:p>
          </table:table-cell>
          <table:table-cell table:style-name="Table1.A3" office:value-type="string">
            <text:p text:style-name="P6"><text:placeholder text:placeholder-type="text">&lt;formatLang(account.debit, user.language, currency=company.currency)&gt;</text:placeholder></text:p>
          </table:table-cell>
          <table:table-cell table:style-name="Table1.A2" office:value-type="string">
            <text:p text:style-name="P6"><text:placeholder text:placeholder-type="text">&lt;formatLang(account.credit, user.language, currency=company.currency)&gt;</text:placeholder></text:p>
          </table:table-cell>
        </table:table-row>
        <table:table-row>
          <table:table-cell table:style-name="Table1.A2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2">Total</text:p>
          </table:table-cell>
          <table:table-cell table:style-name="Table1.A5" office:value-type="string">
            <text:p text:style-name="P6"><text:placeholder text:placeholder-type="text">&lt;formatLang(sum(accounts, 'debit'), user.language, currency=company.currency)&gt;</text:placeholder></text:p>
          </table:table-cell>
          <table:table-cell table:style-name="Table1.C5" office:value-type="string">
            <text:p text:style-name="P6"><text:placeholder text:placeholder-type="text">&lt;formatLang(sum(accounts, 'credit'), user.language, currency=company.currency)&gt;</text:placeholder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6:58</meta:creation-date>
    <dc:date>2008-08-27T17:08:38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7" meta:word-count="14" meta:character-count="103"/>
  </office:meta>
</office:document-meta>
</file>